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, seconds</text:p>
          </table:table-cell>
          <table:table-cell office:value-type="string" calcext:value-type="string">
            <text:p>Offset, bytes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dBD</text:p>
          </table:table-cell>
          <table:table-cell office:value-type="float" office:value="0" calcext:value-type="float">
            <text:p>0</text:p>
          </table:table-cell>
          <table:table-cell table:formula="of:=[.C2]/[.$C$31]*[.$D$31]" office:value-type="float" office:value="0" calcext:value-type="float">
            <text:p>0</text:p>
          </table:table-cell>
          <table:table-cell table:formula="of:=[.C3]-[.C2]" office:value-type="float" office:value="0.292" calcext:value-type="float">
            <text:p>0,292</text:p>
          </table:table-cell>
          <table:table-cell table:formula="of:=[.D3]-[.D2]" office:value-type="float" office:value="25754.7691044899" calcext:value-type="float">
            <text:p>257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9BD</text:p>
          </table:table-cell>
          <table:table-cell office:value-type="float" office:value="0.292" calcext:value-type="float">
            <text:p>0,292</text:p>
          </table:table-cell>
          <table:table-cell table:formula="of:=[.C3]/[.$C$31]*[.$D$31]" office:value-type="float" office:value="25754.7691044899" calcext:value-type="float">
            <text:p>25755</text:p>
          </table:table-cell>
          <table:table-cell table:formula="of:=[.C4]-[.C3]" office:value-type="float" office:value="0.193" calcext:value-type="float">
            <text:p>0,193</text:p>
          </table:table-cell>
          <table:table-cell table:formula="of:=[.D4]-[.D3]" office:value-type="float" office:value="17022.8439628991" calcext:value-type="float">
            <text:p>170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BD</text:p>
          </table:table-cell>
          <table:table-cell office:value-type="float" office:value="0.485" calcext:value-type="float">
            <text:p>0,485</text:p>
          </table:table-cell>
          <table:table-cell table:formula="of:=[.C4]/[.$C$31]*[.$D$31]" office:value-type="float" office:value="42777.613067389" calcext:value-type="float">
            <text:p>42778</text:p>
          </table:table-cell>
          <table:table-cell table:formula="of:=[.C5]-[.C4]" office:value-type="float" office:value="1.24" calcext:value-type="float">
            <text:p>1,24</text:p>
          </table:table-cell>
          <table:table-cell table:formula="of:=[.D5]-[.D4]" office:value-type="float" office:value="109369.567430025" calcext:value-type="float">
            <text:p>1093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gleBD</text:p>
          </table:table-cell>
          <table:table-cell office:value-type="float" office:value="1.725" calcext:value-type="float">
            <text:p>1,725</text:p>
          </table:table-cell>
          <table:table-cell table:formula="of:=[.C5]/[.$C$31]*[.$D$31]" office:value-type="float" office:value="152147.180497414" calcext:value-type="float">
            <text:p>152147</text:p>
          </table:table-cell>
          <table:table-cell table:formula="of:=[.C6]-[.C5]" office:value-type="float" office:value="0.23" calcext:value-type="float">
            <text:p>0,23</text:p>
          </table:table-cell>
          <table:table-cell table:formula="of:=[.D6]-[.D5]" office:value-type="float" office:value="20286.2907329886" calcext:value-type="float">
            <text:p>202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ipBD</text:p>
          </table:table-cell>
          <table:table-cell office:value-type="float" office:value="1.955" calcext:value-type="float">
            <text:p>1,955</text:p>
          </table:table-cell>
          <table:table-cell table:formula="of:=[.C6]/[.$C$31]*[.$D$31]" office:value-type="float" office:value="172433.471230403" calcext:value-type="float">
            <text:p>172433</text:p>
          </table:table-cell>
          <table:table-cell table:formula="of:=[.C7]-[.C6]" office:value-type="float" office:value="0.191" calcext:value-type="float">
            <text:p>0,191</text:p>
          </table:table-cell>
          <table:table-cell table:formula="of:=[.D7]-[.D6]" office:value-type="float" office:value="16846.4414347862" calcext:value-type="float">
            <text:p>168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dcore909BD1</text:p>
          </table:table-cell>
          <table:table-cell office:value-type="float" office:value="2.146" calcext:value-type="float">
            <text:p>2,146</text:p>
          </table:table-cell>
          <table:table-cell table:formula="of:=[.C7]/[.$C$31]*[.$D$31]" office:value-type="float" office:value="189279.912665189" calcext:value-type="float">
            <text:p>189280</text:p>
          </table:table-cell>
          <table:table-cell table:formula="of:=[.C8]-[.C7]" office:value-type="float" office:value="0.355" calcext:value-type="float">
            <text:p>0,355</text:p>
          </table:table-cell>
          <table:table-cell table:formula="of:=[.D8]-[.D7]" office:value-type="float" office:value="31311.4487400476" calcext:value-type="float">
            <text:p>313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dcore909BD2</text:p>
          </table:table-cell>
          <table:table-cell office:value-type="float" office:value="2.501" calcext:value-type="float">
            <text:p>2,501</text:p>
          </table:table-cell>
          <table:table-cell table:formula="of:=[.C8]/[.$C$31]*[.$D$31]" office:value-type="float" office:value="220591.361405237" calcext:value-type="float">
            <text:p>220591</text:p>
          </table:table-cell>
          <table:table-cell table:formula="of:=[.C9]-[.C8]" office:value-type="float" office:value="0.403" calcext:value-type="float">
            <text:p>0,403</text:p>
          </table:table-cell>
          <table:table-cell table:formula="of:=[.D9]-[.D8]" office:value-type="float" office:value="35545.1094147583" calcext:value-type="float">
            <text:p>355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6Snare</text:p>
          </table:table-cell>
          <table:table-cell office:value-type="float" office:value="2.904" calcext:value-type="float">
            <text:p>2,904</text:p>
          </table:table-cell>
          <table:table-cell table:formula="of:=[.C9]/[.$C$31]*[.$D$31]" office:value-type="float" office:value="256136.470819995" calcext:value-type="float">
            <text:p>256136</text:p>
          </table:table-cell>
          <table:table-cell table:formula="of:=[.C10]-[.C9]" office:value-type="float" office:value="0.182" calcext:value-type="float">
            <text:p>0,182</text:p>
          </table:table-cell>
          <table:table-cell table:formula="of:=[.D10]-[.D9]" office:value-type="float" office:value="16052.6300582779" calcext:value-type="float">
            <text:p>160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gleSnare</text:p>
          </table:table-cell>
          <table:table-cell office:value-type="float" office:value="3.086" calcext:value-type="float">
            <text:p>3,086</text:p>
          </table:table-cell>
          <table:table-cell table:formula="of:=[.C10]/[.$C$31]*[.$D$31]" office:value-type="float" office:value="272189.100878273" calcext:value-type="float">
            <text:p>272189</text:p>
          </table:table-cell>
          <table:table-cell table:formula="of:=[.C11]-[.C10]" office:value-type="float" office:value="0.189" calcext:value-type="float">
            <text:p>0,189</text:p>
          </table:table-cell>
          <table:table-cell table:formula="of:=[.D11]-[.D10]" office:value-type="float" office:value="16670.0389066733" calcext:value-type="float">
            <text:p>166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dSnare</text:p>
          </table:table-cell>
          <table:table-cell office:value-type="float" office:value="3.275" calcext:value-type="float">
            <text:p>3,275</text:p>
          </table:table-cell>
          <table:table-cell table:formula="of:=[.C11]/[.$C$31]*[.$D$31]" office:value-type="float" office:value="288859.139784946" calcext:value-type="float">
            <text:p>288859</text:p>
          </table:table-cell>
          <table:table-cell table:formula="of:=[.C12]-[.C11]" office:value-type="float" office:value="0.378" calcext:value-type="float">
            <text:p>0,378</text:p>
          </table:table-cell>
          <table:table-cell table:formula="of:=[.D12]-[.D11]" office:value-type="float" office:value="33340.0778133465" calcext:value-type="float">
            <text:p>333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08Snare</text:p>
          </table:table-cell>
          <table:table-cell office:value-type="float" office:value="3.653" calcext:value-type="float">
            <text:p>3,653</text:p>
          </table:table-cell>
          <table:table-cell table:formula="of:=[.C12]/[.$C$31]*[.$D$31]" office:value-type="float" office:value="322199.217598293" calcext:value-type="float">
            <text:p>322199</text:p>
          </table:table-cell>
          <table:table-cell table:formula="of:=[.C13]-[.C12]" office:value-type="float" office:value="0.0920000000000001" calcext:value-type="float">
            <text:p>0,092</text:p>
          </table:table-cell>
          <table:table-cell table:formula="of:=[.D13]-[.D12]" office:value-type="float" office:value="8114.51629319548" calcext:value-type="float">
            <text:p>81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.Snare1</text:p>
          </table:table-cell>
          <table:table-cell office:value-type="float" office:value="3.745" calcext:value-type="float">
            <text:p>3,745</text:p>
          </table:table-cell>
          <table:table-cell table:formula="of:=[.C13]/[.$C$31]*[.$D$31]" office:value-type="float" office:value="330313.733891488" calcext:value-type="float">
            <text:p>330314</text:p>
          </table:table-cell>
          <table:table-cell table:formula="of:=[.C14]-[.C13]" office:value-type="float" office:value="0.245" calcext:value-type="float">
            <text:p>0,245</text:p>
          </table:table-cell>
          <table:table-cell table:formula="of:=[.D14]-[.D13]" office:value-type="float" office:value="21609.3096938357" calcext:value-type="float">
            <text:p>216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.Snare2</text:p>
          </table:table-cell>
          <table:table-cell office:value-type="float" office:value="3.99" calcext:value-type="float">
            <text:p>3,99</text:p>
          </table:table-cell>
          <table:table-cell table:formula="of:=[.C14]/[.$C$31]*[.$D$31]" office:value-type="float" office:value="351923.043585324" calcext:value-type="float">
            <text:p>351923</text:p>
          </table:table-cell>
          <table:table-cell table:formula="of:=[.C15]-[.C14]" office:value-type="float" office:value="0.196" calcext:value-type="float">
            <text:p>0,196</text:p>
          </table:table-cell>
          <table:table-cell table:formula="of:=[.D15]-[.D14]" office:value-type="float" office:value="17287.4477550685" calcext:value-type="float">
            <text:p>172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09Snare</text:p>
          </table:table-cell>
          <table:table-cell office:value-type="float" office:value="4.186" calcext:value-type="float">
            <text:p>4,186</text:p>
          </table:table-cell>
          <table:table-cell table:formula="of:=[.C15]/[.$C$31]*[.$D$31]" office:value-type="float" office:value="369210.491340392" calcext:value-type="float">
            <text:p>369210</text:p>
          </table:table-cell>
          <table:table-cell table:formula="of:=[.C16]-[.C15]" office:value-type="float" office:value="0.155" calcext:value-type="float">
            <text:p>0,155</text:p>
          </table:table-cell>
          <table:table-cell table:formula="of:=[.D16]-[.D15]" office:value-type="float" office:value="13671.1959287532" calcext:value-type="float">
            <text:p>136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09Clap</text:p>
          </table:table-cell>
          <table:table-cell office:value-type="float" office:value="4.341" calcext:value-type="float">
            <text:p>4,341</text:p>
          </table:table-cell>
          <table:table-cell table:formula="of:=[.C16]/[.$C$31]*[.$D$31]" office:value-type="float" office:value="382881.687269146" calcext:value-type="float">
            <text:p>382882</text:p>
          </table:table-cell>
          <table:table-cell table:formula="of:=[.C17]-[.C16]" office:value-type="float" office:value="0.229" calcext:value-type="float">
            <text:p>0,229</text:p>
          </table:table-cell>
          <table:table-cell table:formula="of:=[.D17]-[.D16]" office:value-type="float" office:value="20198.0894689321" calcext:value-type="float">
            <text:p>201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napClap</text:p>
          </table:table-cell>
          <table:table-cell office:value-type="float" office:value="4.57" calcext:value-type="float">
            <text:p>4,57</text:p>
          </table:table-cell>
          <table:table-cell table:formula="of:=[.C17]/[.$C$31]*[.$D$31]" office:value-type="float" office:value="403079.776738078" calcext:value-type="float">
            <text:p>403080</text:p>
          </table:table-cell>
          <table:table-cell table:formula="of:=[.C18]-[.C17]" office:value-type="float" office:value="0.222" calcext:value-type="float">
            <text:p>0,222</text:p>
          </table:table-cell>
          <table:table-cell table:formula="of:=[.D18]-[.D17]" office:value-type="float" office:value="19580.6806205368" calcext:value-type="float">
            <text:p>195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mshot</text:p>
          </table:table-cell>
          <table:table-cell office:value-type="float" office:value="4.792" calcext:value-type="float">
            <text:p>4,792</text:p>
          </table:table-cell>
          <table:table-cell table:formula="of:=[.C18]/[.$C$31]*[.$D$31]" office:value-type="float" office:value="422660.457358615" calcext:value-type="float">
            <text:p>422660</text:p>
          </table:table-cell>
          <table:table-cell table:formula="of:=[.C19]-[.C18]" office:value-type="float" office:value="0.0960000000000001" calcext:value-type="float">
            <text:p>0,096</text:p>
          </table:table-cell>
          <table:table-cell table:formula="of:=[.D19]-[.D18]" office:value-type="float" office:value="8467.32134942128" calcext:value-type="float">
            <text:p>84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09OpenHH</text:p>
          </table:table-cell>
          <table:table-cell office:value-type="float" office:value="4.888" calcext:value-type="float">
            <text:p>4,888</text:p>
          </table:table-cell>
          <table:table-cell table:formula="of:=[.C19]/[.$C$31]*[.$D$31]" office:value-type="float" office:value="431127.778708036" calcext:value-type="float">
            <text:p>431128</text:p>
          </table:table-cell>
          <table:table-cell table:formula="of:=[.C20]-[.C19]" office:value-type="float" office:value="0.569" calcext:value-type="float">
            <text:p>0,569</text:p>
          </table:table-cell>
          <table:table-cell table:formula="of:=[.D20]-[.D19]" office:value-type="float" office:value="50186.5192481327" calcext:value-type="float">
            <text:p>501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09ClosedHH</text:p>
          </table:table-cell>
          <table:table-cell office:value-type="float" office:value="5.457" calcext:value-type="float">
            <text:p>5,457</text:p>
          </table:table-cell>
          <table:table-cell table:formula="of:=[.C20]/[.$C$31]*[.$D$31]" office:value-type="float" office:value="481314.297956168" calcext:value-type="float">
            <text:p>481314</text:p>
          </table:table-cell>
          <table:table-cell table:formula="of:=[.C21]-[.C20]" office:value-type="float" office:value="-0.0620000000000003" calcext:value-type="float">
            <text:p>-0,062</text:p>
          </table:table-cell>
          <table:table-cell table:formula="of:=[.D21]-[.D20]" office:value-type="float" office:value="-5468.47837150132" calcext:value-type="float">
            <text:p>-54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9PedalHH</text:p>
          </table:table-cell>
          <table:table-cell office:value-type="float" office:value="5.395" calcext:value-type="float">
            <text:p>5,395</text:p>
          </table:table-cell>
          <table:table-cell table:formula="of:=[.C21]/[.$C$31]*[.$D$31]" office:value-type="float" office:value="475845.819584667" calcext:value-type="float">
            <text:p>475846</text:p>
          </table:table-cell>
          <table:table-cell table:formula="of:=[.C22]-[.C21]" office:value-type="float" office:value="0.111000000000001" calcext:value-type="float">
            <text:p>0,111</text:p>
          </table:table-cell>
          <table:table-cell table:formula="of:=[.D22]-[.D21]" office:value-type="float" office:value="9790.34031026851" calcext:value-type="float">
            <text:p>979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.OpenHH</text:p>
          </table:table-cell>
          <table:table-cell office:value-type="float" office:value="5.506" calcext:value-type="float">
            <text:p>5,506</text:p>
          </table:table-cell>
          <table:table-cell table:formula="of:=[.C22]/[.$C$31]*[.$D$31]" office:value-type="float" office:value="485636.159894936" calcext:value-type="float">
            <text:p>485636</text:p>
          </table:table-cell>
          <table:table-cell table:formula="of:=[.C23]-[.C22]" office:value-type="float" office:value="0.783" calcext:value-type="float">
            <text:p>0,783</text:p>
          </table:table-cell>
          <table:table-cell table:formula="of:=[.D23]-[.D22]" office:value-type="float" office:value="69061.5897562177" calcext:value-type="float">
            <text:p>690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.ClosedHH</text:p>
          </table:table-cell>
          <table:table-cell office:value-type="float" office:value="6.289" calcext:value-type="float">
            <text:p>6,289</text:p>
          </table:table-cell>
          <table:table-cell table:formula="of:=[.C23]/[.$C$31]*[.$D$31]" office:value-type="float" office:value="554697.749651153" calcext:value-type="float">
            <text:p>554698</text:p>
          </table:table-cell>
          <table:table-cell table:formula="of:=[.C24]-[.C23]" office:value-type="float" office:value="0.069" calcext:value-type="float">
            <text:p>0,069</text:p>
          </table:table-cell>
          <table:table-cell table:formula="of:=[.D24]-[.D23]" office:value-type="float" office:value="6085.88721989642" calcext:value-type="float">
            <text:p>60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09Crash</text:p>
          </table:table-cell>
          <table:table-cell office:value-type="float" office:value="6.358" calcext:value-type="float">
            <text:p>6,358</text:p>
          </table:table-cell>
          <table:table-cell table:formula="of:=[.C24]/[.$C$31]*[.$D$31]" office:value-type="float" office:value="560783.63687105" calcext:value-type="float">
            <text:p>560784</text:p>
          </table:table-cell>
          <table:table-cell table:formula="of:=[.C25]-[.C24]" office:value-type="float" office:value="0.921" calcext:value-type="float">
            <text:p>0,921</text:p>
          </table:table-cell>
          <table:table-cell table:formula="of:=[.D25]-[.D24]" office:value-type="float" office:value="81233.3641960109" calcext:value-type="float">
            <text:p>812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HipHop]</text:p>
          </table:table-cell>
          <table:table-cell office:value-type="float" office:value="7.279" calcext:value-type="float">
            <text:p>7,279</text:p>
          </table:table-cell>
          <table:table-cell table:formula="of:=[.C25]/[.$C$31]*[.$D$31]" office:value-type="float" office:value="642017.001067061" calcext:value-type="float">
            <text:p>642017</text:p>
          </table:table-cell>
          <table:table-cell table:formula="of:=[.C26]-[.C25]" office:value-type="float" office:value="0.948" calcext:value-type="float">
            <text:p>0,948</text:p>
          </table:table-cell>
          <table:table-cell table:formula="of:=[.D26]-[.D25]" office:value-type="float" office:value="83614.7983255356" calcext:value-type="float">
            <text:p>836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FunkyDrummer]</text:p>
          </table:table-cell>
          <table:table-cell table:formula="of:=[.C25]+(1.896/2)" office:value-type="float" office:value="8.227" calcext:value-type="float">
            <text:p>8,227</text:p>
          </table:table-cell>
          <table:table-cell table:formula="of:=[.C26]/[.$C$31]*[.$D$31]" office:value-type="float" office:value="725631.799392596" calcext:value-type="float">
            <text:p>725632</text:p>
          </table:table-cell>
          <table:table-cell table:formula="of:=[.C27]-[.C26]" office:value-type="float" office:value="1.038" calcext:value-type="float">
            <text:p>1,038</text:p>
          </table:table-cell>
          <table:table-cell table:formula="of:=[.D27]-[.D26]" office:value-type="float" office:value="91552.9120906182" calcext:value-type="float">
            <text:p>9155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Giz1]</text:p>
          </table:table-cell>
          <table:table-cell office:value-type="float" office:value="9.265" calcext:value-type="float">
            <text:p>9,265</text:p>
          </table:table-cell>
          <table:table-cell table:formula="of:=[.C27]/[.$C$31]*[.$D$31]" office:value-type="float" office:value="817184.711483214" calcext:value-type="float">
            <text:p>817185</text:p>
          </table:table-cell>
          <table:table-cell table:formula="of:=[.C28]-[.C27]" office:value-type="float" office:value="0.75" calcext:value-type="float">
            <text:p>0,75</text:p>
          </table:table-cell>
          <table:table-cell table:formula="of:=[.D28]-[.D27]" office:value-type="float" office:value="66150.9480423541" calcext:value-type="float">
            <text:p>6615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Giz2]</text:p>
          </table:table-cell>
          <table:table-cell office:value-type="float" office:value="10.015" calcext:value-type="float">
            <text:p>10,015</text:p>
          </table:table-cell>
          <table:table-cell table:formula="of:=[.C28]/[.$C$31]*[.$D$31]" office:value-type="float" office:value="883335.659525569" calcext:value-type="float">
            <text:p>883336</text:p>
          </table:table-cell>
          <table:table-cell table:formula="of:=[.C29]-[.C28]" office:value-type="float" office:value="0.747999999999999" calcext:value-type="float">
            <text:p>0,748</text:p>
          </table:table-cell>
          <table:table-cell table:formula="of:=[.D29]-[.D28]" office:value-type="float" office:value="65974.5455142411" calcext:value-type="float">
            <text:p>6597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Jungle1]</text:p>
          </table:table-cell>
          <table:table-cell office:value-type="float" office:value="10.763" calcext:value-type="float">
            <text:p>10,763</text:p>
          </table:table-cell>
          <table:table-cell table:formula="of:=[.C29]/[.$C$31]*[.$D$31]" office:value-type="float" office:value="949310.20503981" calcext:value-type="float">
            <text:p>949310</text:p>
          </table:table-cell>
          <table:table-cell table:formula="of:=[.C30]-[.C29]" office:value-type="float" office:value="0.710000000000001" calcext:value-type="float">
            <text:p>0,71</text:p>
          </table:table-cell>
          <table:table-cell table:formula="of:=[.D30]-[.D29]" office:value-type="float" office:value="62622.8974800954" calcext:value-type="float">
            <text:p>626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Jungle2]</text:p>
          </table:table-cell>
          <table:table-cell office:value-type="float" office:value="11.473" calcext:value-type="float">
            <text:p>11,473</text:p>
          </table:table-cell>
          <table:table-cell table:formula="of:=[.C30]/[.$C$31]*[.$D$31]" office:value-type="float" office:value="1011933.10251991" calcext:value-type="float">
            <text:p>1011933</text:p>
          </table:table-cell>
          <table:table-cell table:formula="of:=[.C31]-[.C30]" office:value-type="float" office:value="0.709999999999999" calcext:value-type="float">
            <text:p>0,71</text:p>
          </table:table-cell>
          <table:table-cell table:formula="of:=[.D31]-[.D30]" office:value-type="float" office:value="62622.897480095" calcext:value-type="float">
            <text:p>626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float" office:value="12.183" calcext:value-type="float">
            <text:p>12,183</text:p>
          </table:table-cell>
          <table:table-cell table:style-name="Default" office:value-type="float" office:value="1074556" calcext:value-type="float">
            <text:p>1074556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Wetzel</meta:initial-creator>
    <meta:creation-date>2016-02-28T17:51:50.172008248</meta:creation-date>
    <dc:date>2016-02-28T18:34:15.564599851</dc:date>
    <dc:creator>Rainer Wetzel</dc:creator>
    <meta:editing-duration>PT12M4S</meta:editing-duration>
    <meta:editing-cycles>4</meta:editing-cycles>
    <meta:generator>LibreOffice/4.3.3.2$Linux_X86_64 LibreOffice_project/430m0$Build-2</meta:generator>
    <meta:document-statistic meta:table-count="1" meta:cell-count="213" meta:object-count="0"/>
  </office:meta>
</office:document-meta>
</file>